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0"/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  <table:table-cell office:value-type="string" calcext:value-type="string">
            <text:p>Logit fidelity</text:p>
          </table:table-cell>
          <table:table-cell office:value-type="string" calcext:value-type="string">
            <text:p>Centered</text:p>
          </table:table-cell>
          <table:table-cell office:value-type="string" calcext:value-type="string">
            <text:p>Adj. Fidelity</text:p>
          </table:table-cell>
          <table:table-cell table:number-columns-repeated="5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225802" calcext:value-type="float">
            <text:p>0.0225802</text:p>
          </table:table-cell>
          <table:table-cell table:formula="of:=IF([.B2]=0;0;IF([.B2]=1;1;LN([.B2]/(1-[.B2]))+0.5))" office:value-type="float" office:value="-3.26784282637954" calcext:value-type="float">
            <text:p>-3.26784282637954</text:p>
          </table:table-cell>
          <table:table-cell table:formula="of:=IF([.B2]=0;0;IF([.B2]=1;1;[.C2]+0.00378648272348919 ))" office:value-type="float" office:value="-3.26405634365605" calcext:value-type="float">
            <text:p>-3.26405634365605</text:p>
          </table:table-cell>
          <table:table-cell table:formula="of:=IF([.B2]=0;0;IF([.B2]=1;1;1/(1+EXP(-[.D2]+0.5))))" office:value-type="float" office:value="0.0226639201849954" calcext:value-type="float">
            <text:p>0.0226639201849954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112605" calcext:value-type="float">
            <text:p>0.0112605</text:p>
          </table:table-cell>
          <table:table-cell table:formula="of:=IF([.B3]=0;0;IF([.B3]=1;1;LN([.B3]/(1-[.B3]))+0.5))" office:value-type="float" office:value="-3.97512987285742" calcext:value-type="float">
            <text:p>-3.97512987285742</text:p>
          </table:table-cell>
          <table:table-cell table:formula="of:=IF([.B3]=0;0;IF([.B3]=1;1;[.C3]+0.00378648272348919 ))" office:value-type="float" office:value="-3.97134339013393" calcext:value-type="float">
            <text:p>-3.97134339013393</text:p>
          </table:table-cell>
          <table:table-cell table:formula="of:=IF([.B3]=0;0;IF([.B3]=1;1;1/(1+EXP(-[.D3]+0.5))))" office:value-type="float" office:value="0.0113027356780524" calcext:value-type="float">
            <text:p>0.0113027356780524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26588" calcext:value-type="float">
            <text:p>0.0026588</text:p>
          </table:table-cell>
          <table:table-cell table:formula="of:=IF([.B4]=0;0;IF([.B4]=1;1;LN([.B4]/(1-[.B4]))+0.5))" office:value-type="float" office:value="-5.4272180449104" calcext:value-type="float">
            <text:p>-5.4272180449104</text:p>
          </table:table-cell>
          <table:table-cell table:formula="of:=IF([.B4]=0;0;IF([.B4]=1;1;[.C4]+0.00378648272348919 ))" office:value-type="float" office:value="-5.42343156218691" calcext:value-type="float">
            <text:p>-5.42343156218691</text:p>
          </table:table-cell>
          <table:table-cell table:formula="of:=IF([.B4]=0;0;IF([.B4]=1;1;1/(1+EXP(-[.D4]+0.5))))" office:value-type="float" office:value="0.0026688596648743" calcext:value-type="float">
            <text:p>0.0026688596648743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444163" calcext:value-type="float">
            <text:p>0.0444163</text:p>
          </table:table-cell>
          <table:table-cell table:formula="of:=IF([.B5]=0;0;IF([.B5]=1;1;LN([.B5]/(1-[.B5]))+0.5))" office:value-type="float" office:value="-2.56871583877571" calcext:value-type="float">
            <text:p>-2.56871583877571</text:p>
          </table:table-cell>
          <table:table-cell table:formula="of:=IF([.B5]=0;0;IF([.B5]=1;1;[.C5]+0.00378648272348919 ))" office:value-type="float" office:value="-2.56492935605222" calcext:value-type="float">
            <text:p>-2.56492935605222</text:p>
          </table:table-cell>
          <table:table-cell table:formula="of:=IF([.B5]=0;0;IF([.B5]=1;1;1/(1+EXP(-[.D5]+0.5))))" office:value-type="float" office:value="0.04457728907373" calcext:value-type="float">
            <text:p>0.04457728907373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934278" calcext:value-type="float">
            <text:p>0.0000934278</text:p>
          </table:table-cell>
          <table:table-cell table:formula="of:=IF([.B6]=0;0;IF([.B6]=1;1;LN([.B6]/(1-[.B6]))+0.5))" office:value-type="float" office:value="-8.77822818031256" calcext:value-type="float">
            <text:p>-8.77822818031256</text:p>
          </table:table-cell>
          <table:table-cell table:formula="of:=IF([.B6]=0;0;IF([.B6]=1;1;[.C6]+0.00378648272348919 ))" office:value-type="float" office:value="-8.77444169758907" calcext:value-type="float">
            <text:p>-8.77444169758907</text:p>
          </table:table-cell>
          <table:table-cell table:formula="of:=IF([.B6]=0;0;IF([.B6]=1;1;1/(1+EXP(-[.D6]+0.5))))" office:value-type="float" office:value="0.000093782200115469" calcext:value-type="float">
            <text:p>9.3782200115469E-05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0816028" calcext:value-type="float">
            <text:p>0.000816028</text:p>
          </table:table-cell>
          <table:table-cell table:formula="of:=IF([.B7]=0;0;IF([.B7]=1;1;LN([.B7]/(1-[.B7]))+0.5))" office:value-type="float" office:value="-6.61024552873129" calcext:value-type="float">
            <text:p>-6.61024552873129</text:p>
          </table:table-cell>
          <table:table-cell table:formula="of:=IF([.B7]=0;0;IF([.B7]=1;1;[.C7]+0.00378648272348919 ))" office:value-type="float" office:value="-6.6064590460078" calcext:value-type="float">
            <text:p>-6.6064590460078</text:p>
          </table:table-cell>
          <table:table-cell table:formula="of:=IF([.B7]=0;0;IF([.B7]=1;1;1/(1+EXP(-[.D7]+0.5))))" office:value-type="float" office:value="0.000819121197414589" calcext:value-type="float">
            <text:p>0.000819121197414589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283406" calcext:value-type="float">
            <text:p>0.00000283406</text:p>
          </table:table-cell>
          <table:table-cell table:formula="of:=IF([.B8]=0;0;IF([.B8]=1;1;LN([.B8]/(1-[.B8]))+0.5))" office:value-type="float" office:value="-12.2737974113668" calcext:value-type="float">
            <text:p>-12.2737974113668</text:p>
          </table:table-cell>
          <table:table-cell table:formula="of:=IF([.B8]=0;0;IF([.B8]=1;1;[.C8]+0.00378648272348919 ))" office:value-type="float" office:value="-12.2700109286433" calcext:value-type="float">
            <text:p>-12.2700109286433</text:p>
          </table:table-cell>
          <table:table-cell table:formula="of:=IF([.B8]=0;0;IF([.B8]=1;1;1/(1+EXP(-[.D8]+0.5))))" office:value-type="float" office:value="0.00000284481143090734" calcext:value-type="float">
            <text:p>2.84481143090734E-06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79496" calcext:value-type="float">
            <text:p>0.0000079496</text:p>
          </table:table-cell>
          <table:table-cell table:formula="of:=IF([.B9]=0;0;IF([.B9]=1;1;LN([.B9]/(1-[.B9]))+0.5))" office:value-type="float" office:value="-11.2423809953977" calcext:value-type="float">
            <text:p>-11.2423809953977</text:p>
          </table:table-cell>
          <table:table-cell table:formula="of:=IF([.B9]=0;0;IF([.B9]=1;1;[.C9]+0.00378648272348919 ))" office:value-type="float" office:value="-11.2385945126742" calcext:value-type="float">
            <text:p>-11.2385945126742</text:p>
          </table:table-cell>
          <table:table-cell table:formula="of:=IF([.B9]=0;0;IF([.B9]=1;1;1/(1+EXP(-[.D9]+0.5))))" office:value-type="float" office:value="0.00000797975784290313" calcext:value-type="float">
            <text:p>7.97975784290313E-06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871258" calcext:value-type="float">
            <text:p>0.0871258</text:p>
          </table:table-cell>
          <table:table-cell table:formula="of:=IF([.B10]=0;0;IF([.B10]=1;1;LN([.B10]/(1-[.B10]))+0.5))" office:value-type="float" office:value="-1.84924503233971" calcext:value-type="float">
            <text:p>-1.84924503233971</text:p>
          </table:table-cell>
          <table:table-cell table:formula="of:=IF([.B10]=0;0;IF([.B10]=1;1;[.C10]+0.00378648272348919 ))" office:value-type="float" office:value="-1.84545854961622" calcext:value-type="float">
            <text:p>-1.84545854961622</text:p>
          </table:table-cell>
          <table:table-cell table:formula="of:=IF([.B10]=0;0;IF([.B10]=1;1;1/(1+EXP(-[.D10]+0.5))))" office:value-type="float" office:value="0.0874274286938643" calcext:value-type="float">
            <text:p>0.0874274286938643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0000210731" calcext:value-type="float">
            <text:p>0.000000210731</text:p>
          </table:table-cell>
          <table:table-cell table:formula="of:=IF([.B11]=0;0;IF([.B11]=1;1;LN([.B11]/(1-[.B11]))+0.5))" office:value-type="float" office:value="-14.8726831876087" calcext:value-type="float">
            <text:p>-14.8726831876087</text:p>
          </table:table-cell>
          <table:table-cell table:formula="of:=IF([.B11]=0;0;IF([.B11]=1;1;[.C11]+0.00378648272348919 ))" office:value-type="float" office:value="-14.8688967048852" calcext:value-type="float">
            <text:p>-14.8688967048852</text:p>
          </table:table-cell>
          <table:table-cell table:formula="of:=IF([.B11]=0;0;IF([.B11]=1;1;1/(1+EXP(-[.D11]+0.5))))" office:value-type="float" office:value="0.00000021153044170295" calcext:value-type="float">
            <text:p>2.11530441702953E-07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00170285" calcext:value-type="float">
            <text:p>0.00000170285</text:p>
          </table:table-cell>
          <table:table-cell table:formula="of:=IF([.B12]=0;0;IF([.B12]=1;1;LN([.B12]/(1-[.B12]))+0.5))" office:value-type="float" office:value="-12.7832055371706" calcext:value-type="float">
            <text:p>-12.7832055371706</text:p>
          </table:table-cell>
          <table:table-cell table:formula="of:=IF([.B12]=0;0;IF([.B12]=1;1;[.C12]+0.00378648272348919 ))" office:value-type="float" office:value="-12.7794190544471" calcext:value-type="float">
            <text:p>-12.7794190544471</text:p>
          </table:table-cell>
          <table:table-cell table:formula="of:=IF([.B12]=0;0;IF([.B12]=1;1;1/(1+EXP(-[.D12]+0.5))))" office:value-type="float" office:value="0.00000170931002375019" calcext:value-type="float">
            <text:p>1.70931002375019E-06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3]=0;0;IF([.B13]=1;1;LN([.B13]/(1-[.B13]))+0.5))" office:value-type="float" office:value="0" calcext:value-type="float">
            <text:p>0</text:p>
          </table:table-cell>
          <table:table-cell table:formula="of:=IF([.B13]=0;0;IF([.B13]=1;1;[.C13]+0.00378648272348919 ))" office:value-type="float" office:value="0" calcext:value-type="float">
            <text:p>0</text:p>
          </table:table-cell>
          <table:table-cell table:formula="of:=IF([.B13]=0;0;IF([.B13]=1;1;1/(1+EXP(-[.D13]+0.5))))" office:value-type="float" office:value="0" calcext:value-type="float">
            <text:p>0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184353" calcext:value-type="float">
            <text:p>0.0000184353</text:p>
          </table:table-cell>
          <table:table-cell table:formula="of:=IF([.B14]=0;0;IF([.B14]=1;1;LN([.B14]/(1-[.B14]))+0.5))" office:value-type="float" office:value="-10.4012248175476" calcext:value-type="float">
            <text:p>-10.4012248175476</text:p>
          </table:table-cell>
          <table:table-cell table:formula="of:=IF([.B14]=0;0;IF([.B14]=1;1;[.C14]+0.00378648272348919 ))" office:value-type="float" office:value="-10.3974383348242" calcext:value-type="float">
            <text:p>-10.3974383348242</text:p>
          </table:table-cell>
          <table:table-cell table:formula="of:=IF([.B14]=0;0;IF([.B14]=1;1;1/(1+EXP(-[.D14]+0.5))))" office:value-type="float" office:value="0.0000185052359753179" calcext:value-type="float">
            <text:p>1.85052359753179E-05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196604" calcext:value-type="float">
            <text:p>0.196604</text:p>
          </table:table-cell>
          <table:table-cell table:formula="of:=IF([.B15]=0;0;IF([.B15]=1;1;LN([.B15]/(1-[.B15]))+0.5))" office:value-type="float" office:value="-0.907656189686806" calcext:value-type="float">
            <text:p>-0.907656189686806</text:p>
          </table:table-cell>
          <table:table-cell table:formula="of:=IF([.B15]=0;0;IF([.B15]=1;1;[.C15]+0.00378648272348919 ))" office:value-type="float" office:value="-0.903869706963317" calcext:value-type="float">
            <text:p>-0.903869706963317</text:p>
          </table:table-cell>
          <table:table-cell table:formula="of:=IF([.B15]=0;0;IF([.B15]=1;1;1/(1+EXP(-[.D15]+0.5))))" office:value-type="float" office:value="0.197202765378244" calcext:value-type="float">
            <text:p>0.197202765378244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309149" calcext:value-type="float">
            <text:p>0.00000309149</text:p>
          </table:table-cell>
          <table:table-cell table:formula="of:=IF([.B16]=0;0;IF([.B16]=1;1;LN([.B16]/(1-[.B16]))+0.5))" office:value-type="float" office:value="-12.186854291134" calcext:value-type="float">
            <text:p>-12.186854291134</text:p>
          </table:table-cell>
          <table:table-cell table:formula="of:=IF([.B16]=0;0;IF([.B16]=1;1;[.C16]+0.00378648272348919 ))" office:value-type="float" office:value="-12.1830678084105" calcext:value-type="float">
            <text:p>-12.1830678084105</text:p>
          </table:table-cell>
          <table:table-cell table:formula="of:=IF([.B16]=0;0;IF([.B16]=1;1;1/(1+EXP(-[.D16]+0.5))))" office:value-type="float" office:value="0.00000310321802712251" calcext:value-type="float">
            <text:p>3.10321802712251E-06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368409" calcext:value-type="float">
            <text:p>0.000368409</text:p>
          </table:table-cell>
          <table:table-cell table:formula="of:=IF([.B17]=0;0;IF([.B17]=1;1;LN([.B17]/(1-[.B17]))+0.5))" office:value-type="float" office:value="-7.40594834703484" calcext:value-type="float">
            <text:p>-7.40594834703484</text:p>
          </table:table-cell>
          <table:table-cell table:formula="of:=IF([.B17]=0;0;IF([.B17]=1;1;[.C17]+0.00378648272348919 ))" office:value-type="float" office:value="-7.40216186431135" calcext:value-type="float">
            <text:p>-7.40216186431135</text:p>
          </table:table-cell>
          <table:table-cell table:formula="of:=IF([.B17]=0;0;IF([.B17]=1;1;1/(1+EXP(-[.D17]+0.5))))" office:value-type="float" office:value="0.000369806101825388" calcext:value-type="float">
            <text:p>0.000369806101825388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00875" calcext:value-type="float">
            <text:p>0.0100875</text:p>
          </table:table-cell>
          <table:table-cell table:formula="of:=IF([.B18]=0;0;IF([.B18]=1;1;LN([.B18]/(1-[.B18]))+0.5))" office:value-type="float" office:value="-4.0863195217881" calcext:value-type="float">
            <text:p>-4.0863195217881</text:p>
          </table:table-cell>
          <table:table-cell table:formula="of:=IF([.B18]=0;0;IF([.B18]=1;1;[.C18]+0.00378648272348919 ))" office:value-type="float" office:value="-4.08253303906461" calcext:value-type="float">
            <text:p>-4.08253303906461</text:p>
          </table:table-cell>
          <table:table-cell table:formula="of:=IF([.B18]=0;0;IF([.B18]=1;1;1/(1+EXP(-[.D18]+0.5))))" office:value-type="float" office:value="0.0101253810666976" calcext:value-type="float">
            <text:p>0.0101253810666976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9]=0;0;IF([.B19]=1;1;LN([.B19]/(1-[.B19]))+0.5))" office:value-type="float" office:value="0" calcext:value-type="float">
            <text:p>0</text:p>
          </table:table-cell>
          <table:table-cell table:formula="of:=IF([.B19]=0;0;IF([.B19]=1;1;[.C19]+0.00378648272348919 ))" office:value-type="float" office:value="0" calcext:value-type="float">
            <text:p>0</text:p>
          </table:table-cell>
          <table:table-cell table:formula="of:=IF([.B19]=0;0;IF([.B19]=1;1;1/(1+EXP(-[.D19]+0.5))))" office:value-type="float" office:value="0" calcext:value-type="float">
            <text:p>0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310375" calcext:value-type="float">
            <text:p>3.10E-06</text:p>
          </table:table-cell>
          <table:table-cell table:formula="of:=IF([.B20]=0;0;IF([.B20]=1;1;LN([.B20]/(1-[.B20]))+0.5))" office:value-type="float" office:value="-12.1828963963692" calcext:value-type="float">
            <text:p>-12.1828963963692</text:p>
          </table:table-cell>
          <table:table-cell table:formula="of:=IF([.B20]=0;0;IF([.B20]=1;1;[.C20]+0.00378648272348919 ))" office:value-type="float" office:value="-12.1791099136457" calcext:value-type="float">
            <text:p>-12.1791099136457</text:p>
          </table:table-cell>
          <table:table-cell table:formula="of:=IF([.B20]=0;0;IF([.B20]=1;1;1/(1+EXP(-[.D20]+0.5))))" office:value-type="float" office:value="0.00000311552453711107" calcext:value-type="float">
            <text:p>3.11552453711107E-06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433683" calcext:value-type="float">
            <text:p>4.34E-06</text:p>
          </table:table-cell>
          <table:table-cell table:formula="of:=IF([.B21]=0;0;IF([.B21]=1;1;LN([.B21]/(1-[.B21]))+0.5))" office:value-type="float" office:value="-11.8483625546419" calcext:value-type="float">
            <text:p>-11.8483625546419</text:p>
          </table:table-cell>
          <table:table-cell table:formula="of:=IF([.B21]=0;0;IF([.B21]=1;1;[.C21]+0.00378648272348919 ))" office:value-type="float" office:value="-11.8445760719184" calcext:value-type="float">
            <text:p>-11.8445760719184</text:p>
          </table:table-cell>
          <table:table-cell table:formula="of:=IF([.B21]=0;0;IF([.B21]=1;1;1/(1+EXP(-[.D21]+0.5))))" office:value-type="float" office:value="0.00000435328238906939" calcext:value-type="float">
            <text:p>4.35328238906939E-06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22]=0;0;IF([.B22]=1;1;LN([.B22]/(1-[.B22]))+0.5))" office:value-type="float" office:value="0" calcext:value-type="float">
            <text:p>0</text:p>
          </table:table-cell>
          <table:table-cell table:formula="of:=IF([.B22]=0;0;IF([.B22]=1;1;[.C22]+0.00378648272348919 ))" office:value-type="float" office:value="0" calcext:value-type="float">
            <text:p>0</text:p>
          </table:table-cell>
          <table:table-cell table:formula="of:=IF([.B22]=0;0;IF([.B22]=1;1;1/(1+EXP(-[.D22]+0.5))))" office:value-type="float" office:value="0" calcext:value-type="float">
            <text:p>0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139468" calcext:value-type="float">
            <text:p>1.39E-05</text:p>
          </table:table-cell>
          <table:table-cell table:formula="of:=IF([.B23]=0;0;IF([.B23]=1;1;LN([.B23]/(1-[.B23]))+0.5))" office:value-type="float" office:value="-10.6802465197947" calcext:value-type="float">
            <text:p>-10.6802465197947</text:p>
          </table:table-cell>
          <table:table-cell table:formula="of:=IF([.B23]=0;0;IF([.B23]=1;1;[.C23]+0.00378648272348919 ))" office:value-type="float" office:value="-10.6764600370712" calcext:value-type="float">
            <text:p>-10.6764600370712</text:p>
          </table:table-cell>
          <table:table-cell table:formula="of:=IF([.B23]=0;0;IF([.B23]=1;1;1/(1+EXP(-[.D23]+0.5))))" office:value-type="float" office:value="0.0000139997086836265" calcext:value-type="float">
            <text:p>1.39997086836265E-05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983898" calcext:value-type="float">
            <text:p>9.84E-05</text:p>
          </table:table-cell>
          <table:table-cell table:formula="of:=IF([.B24]=0;0;IF([.B24]=1;1;LN([.B24]/(1-[.B24]))+0.5))" office:value-type="float" office:value="-8.72647502317498" calcext:value-type="float">
            <text:p>-8.72647502317498</text:p>
          </table:table-cell>
          <table:table-cell table:formula="of:=IF([.B24]=0;0;IF([.B24]=1;1;[.C24]+0.00378648272348919 ))" office:value-type="float" office:value="-8.72268854045149" calcext:value-type="float">
            <text:p>-8.72268854045149</text:p>
          </table:table-cell>
          <table:table-cell table:formula="of:=IF([.B24]=0;0;IF([.B24]=1;1;1/(1+EXP(-[.D24]+0.5))))" office:value-type="float" office:value="0.0000987630206344008" calcext:value-type="float">
            <text:p>9.87630206344008E-05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25]=0;0;IF([.B25]=1;1;LN([.B25]/(1-[.B25]))+0.5))" office:value-type="float" office:value="0" calcext:value-type="float">
            <text:p>0</text:p>
          </table:table-cell>
          <table:table-cell table:formula="of:=IF([.B25]=0;0;IF([.B25]=1;1;[.C25]+0.00378648272348919 ))" office:value-type="float" office:value="0" calcext:value-type="float">
            <text:p>0</text:p>
          </table:table-cell>
          <table:table-cell table:formula="of:=IF([.B25]=0;0;IF([.B25]=1;1;1/(1+EXP(-[.D25]+0.5))))" office:value-type="float" office:value="0" calcext:value-type="float">
            <text:p>0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99154" calcext:value-type="float">
            <text:p>0.0199154</text:p>
          </table:table-cell>
          <table:table-cell table:formula="of:=IF([.B26]=0;0;IF([.B26]=1;1;LN([.B26]/(1-[.B26]))+0.5))" office:value-type="float" office:value="-3.39614559267462" calcext:value-type="float">
            <text:p>-3.39614559267462</text:p>
          </table:table-cell>
          <table:table-cell table:formula="of:=IF([.B26]=0;0;IF([.B26]=1;1;[.C26]+0.00378648272348919 ))" office:value-type="float" office:value="-3.39235910995113" calcext:value-type="float">
            <text:p>-3.39235910995113</text:p>
          </table:table-cell>
          <table:table-cell table:formula="of:=IF([.B26]=0;0;IF([.B26]=1;1;1/(1+EXP(-[.D26]+0.5))))" office:value-type="float" office:value="0.0199894420187889" calcext:value-type="float">
            <text:p>0.0199894420187889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15076" calcext:value-type="float">
            <text:p>1.51E-05</text:p>
          </table:table-cell>
          <table:table-cell table:formula="of:=IF([.B27]=0;0;IF([.B27]=1;1;LN([.B27]/(1-[.B27]))+0.5))" office:value-type="float" office:value="-10.6023914064457" calcext:value-type="float">
            <text:p>-10.6023914064457</text:p>
          </table:table-cell>
          <table:table-cell table:formula="of:=IF([.B27]=0;0;IF([.B27]=1;1;[.C27]+0.00378648272348919 ))" office:value-type="float" office:value="-10.5986049237223" calcext:value-type="float">
            <text:p>-10.5986049237223</text:p>
          </table:table-cell>
          <table:table-cell table:formula="of:=IF([.B27]=0;0;IF([.B27]=1;1;1/(1+EXP(-[.D27]+0.5))))" office:value-type="float" office:value="0.0000151331923602702" calcext:value-type="float">
            <text:p>1.51331923602702E-05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700875" calcext:value-type="float">
            <text:p>7.01E-05</text:p>
          </table:table-cell>
          <table:table-cell table:formula="of:=IF([.B28]=0;0;IF([.B28]=1;1;LN([.B28]/(1-[.B28]))+0.5))" office:value-type="float" office:value="-9.06569600655824" calcext:value-type="float">
            <text:p>-9.06569600655824</text:p>
          </table:table-cell>
          <table:table-cell table:formula="of:=IF([.B28]=0;0;IF([.B28]=1;1;[.C28]+0.00378648272348919 ))" office:value-type="float" office:value="-9.06190952383475" calcext:value-type="float">
            <text:p>-9.06190952383475</text:p>
          </table:table-cell>
          <table:table-cell table:formula="of:=IF([.B28]=0;0;IF([.B28]=1;1;1/(1+EXP(-[.D28]+0.5))))" office:value-type="float" office:value="0.0000703533694745747" calcext:value-type="float">
            <text:p>7.03533694745747E-05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195391" calcext:value-type="float">
            <text:p>1.95E-06</text:p>
          </table:table-cell>
          <table:table-cell table:formula="of:=IF([.B29]=0;0;IF([.B29]=1;1;LN([.B29]/(1-[.B29]))+0.5))" office:value-type="float" office:value="-12.6456761108579" calcext:value-type="float">
            <text:p>-12.6456761108579</text:p>
          </table:table-cell>
          <table:table-cell table:formula="of:=IF([.B29]=0;0;IF([.B29]=1;1;[.C29]+0.00378648272348919 ))" office:value-type="float" office:value="-12.6418896281345" calcext:value-type="float">
            <text:p>-12.6418896281345</text:p>
          </table:table-cell>
          <table:table-cell table:formula="of:=IF([.B29]=0;0;IF([.B29]=1;1;1/(1+EXP(-[.D29]+0.5))))" office:value-type="float" office:value="0.00000196132245666075" calcext:value-type="float">
            <text:p>1.96132245666075E-06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610464" calcext:value-type="float">
            <text:p>0.0610464</text:p>
          </table:table-cell>
          <table:table-cell table:formula="of:=IF([.B30]=0;0;IF([.B30]=1;1;LN([.B30]/(1-[.B30]))+0.5))" office:value-type="float" office:value="-2.23313183295778" calcext:value-type="float">
            <text:p>-2.23313183295778</text:p>
          </table:table-cell>
          <table:table-cell table:formula="of:=IF([.B30]=0;0;IF([.B30]=1;1;[.C30]+0.00378648272348919 ))" office:value-type="float" office:value="-2.22934535023429" calcext:value-type="float">
            <text:p>-2.22934535023429</text:p>
          </table:table-cell>
          <table:table-cell table:formula="of:=IF([.B30]=0;0;IF([.B30]=1;1;1/(1+EXP(-[.D30]+0.5))))" office:value-type="float" office:value="0.0612638012748286" calcext:value-type="float">
            <text:p>0.0612638012748286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422735" calcext:value-type="float">
            <text:p>0.422735</text:p>
          </table:table-cell>
          <table:table-cell table:formula="of:=IF([.B31]=0;0;IF([.B31]=1;1;LN([.B31]/(1-[.B31]))+0.5))" office:value-type="float" office:value="0.188444072013851" calcext:value-type="float">
            <text:p>0.188444072013851</text:p>
          </table:table-cell>
          <table:table-cell table:formula="of:=IF([.B31]=0;0;IF([.B31]=1;1;[.C31]+0.00378648272348919 ))" office:value-type="float" office:value="0.19223055473734" calcext:value-type="float">
            <text:p>0.19223055473734</text:p>
          </table:table-cell>
          <table:table-cell table:formula="of:=IF([.B31]=0;0;IF([.B31]=1;1;1/(1+EXP(-[.D31]+0.5))))" office:value-type="float" office:value="0.423659285139467" calcext:value-type="float">
            <text:p>0.423659285139467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32]=0;0;IF([.B32]=1;1;LN([.B32]/(1-[.B32]))+0.5))" office:value-type="float" office:value="0" calcext:value-type="float">
            <text:p>0</text:p>
          </table:table-cell>
          <table:table-cell table:formula="of:=IF([.B32]=0;0;IF([.B32]=1;1;[.C32]+0.00378648272348919 ))" office:value-type="float" office:value="0" calcext:value-type="float">
            <text:p>0</text:p>
          </table:table-cell>
          <table:table-cell table:formula="of:=IF([.B32]=0;0;IF([.B32]=1;1;1/(1+EXP(-[.D32]+0.5))))" office:value-type="float" office:value="0" calcext:value-type="float">
            <text:p>0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230294" calcext:value-type="float">
            <text:p>0.00230294</text:p>
          </table:table-cell>
          <table:table-cell table:formula="of:=IF([.B33]=0;0;IF([.B33]=1;1;LN([.B33]/(1-[.B33]))+0.5))" office:value-type="float" office:value="-5.57126311561275" calcext:value-type="float">
            <text:p>-5.57126311561275</text:p>
          </table:table-cell>
          <table:table-cell table:formula="of:=IF([.B33]=0;0;IF([.B33]=1;1;[.C33]+0.00378648272348919 ))" office:value-type="float" office:value="-5.56747663288926" calcext:value-type="float">
            <text:p>-5.56747663288926</text:p>
          </table:table-cell>
          <table:table-cell table:formula="of:=IF([.B33]=0;0;IF([.B33]=1;1;1/(1+EXP(-[.D33]+0.5))))" office:value-type="float" office:value="0.00231165637657176" calcext:value-type="float">
            <text:p>0.00231165637657176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104333" calcext:value-type="float">
            <text:p>0.0104333</text:p>
          </table:table-cell>
          <table:table-cell table:formula="of:=IF([.B34]=0;0;IF([.B34]=1;1;LN([.B34]/(1-[.B34]))+0.5))" office:value-type="float" office:value="-4.05226455656781" calcext:value-type="float">
            <text:p>-4.05226455656781</text:p>
          </table:table-cell>
          <table:table-cell table:formula="of:=IF([.B34]=0;0;IF([.B34]=1;1;[.C34]+0.00378648272348919 ))" office:value-type="float" office:value="-4.04847807384432" calcext:value-type="float">
            <text:p>-4.04847807384432</text:p>
          </table:table-cell>
          <table:table-cell table:formula="of:=IF([.B34]=0;0;IF([.B34]=1;1;1/(1+EXP(-[.D34]+0.5))))" office:value-type="float" office:value="0.010472465893786" calcext:value-type="float">
            <text:p>0.010472465893786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206079" calcext:value-type="float">
            <text:p>0.00206079</text:p>
          </table:table-cell>
          <table:table-cell table:formula="of:=IF([.B35]=0;0;IF([.B35]=1;1;LN([.B35]/(1-[.B35]))+0.5))" office:value-type="float" office:value="-5.68260295820096" calcext:value-type="float">
            <text:p>-5.68260295820096</text:p>
          </table:table-cell>
          <table:table-cell table:formula="of:=IF([.B35]=0;0;IF([.B35]=1;1;[.C35]+0.00378648272348919 ))" office:value-type="float" office:value="-5.67881647547747" calcext:value-type="float">
            <text:p>-5.67881647547747</text:p>
          </table:table-cell>
          <table:table-cell table:formula="of:=IF([.B35]=0;0;IF([.B35]=1;1;1/(1+EXP(-[.D35]+0.5))))" office:value-type="float" office:value="0.00206859176551245" calcext:value-type="float">
            <text:p>0.00206859176551245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36]=0;0;IF([.B36]=1;1;LN([.B36]/(1-[.B36]))+0.5))" office:value-type="float" office:value="0" calcext:value-type="float">
            <text:p>0</text:p>
          </table:table-cell>
          <table:table-cell table:formula="of:=IF([.B36]=0;0;IF([.B36]=1;1;[.C36]+0.00378648272348919 ))" office:value-type="float" office:value="0" calcext:value-type="float">
            <text:p>0</text:p>
          </table:table-cell>
          <table:table-cell table:formula="of:=IF([.B36]=0;0;IF([.B36]=1;1;1/(1+EXP(-[.D36]+0.5))))" office:value-type="float" office:value="0" calcext:value-type="float">
            <text:p>0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138996" calcext:value-type="float">
            <text:p>0.00138996</text:p>
          </table:table-cell>
          <table:table-cell table:formula="of:=IF([.B37]=0;0;IF([.B37]=1;1;LN([.B37]/(1-[.B37]))+0.5))" office:value-type="float" office:value="-6.07708938234156" calcext:value-type="float">
            <text:p>-6.07708938234156</text:p>
          </table:table-cell>
          <table:table-cell table:formula="of:=IF([.B37]=0;0;IF([.B37]=1;1;[.C37]+0.00378648272348919 ))" office:value-type="float" office:value="-6.07330289961807" calcext:value-type="float">
            <text:p>-6.07330289961807</text:p>
          </table:table-cell>
          <table:table-cell table:formula="of:=IF([.B37]=0;0;IF([.B37]=1;1;1/(1+EXP(-[.D37]+0.5))))" office:value-type="float" office:value="0.00139522567928098" calcext:value-type="float">
            <text:p>0.00139522567928098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287661" calcext:value-type="float">
            <text:p>0.000287661</text:p>
          </table:table-cell>
          <table:table-cell table:formula="of:=IF([.B38]=0;0;IF([.B38]=1;1;LN([.B38]/(1-[.B38]))+0.5))" office:value-type="float" office:value="-7.65344015208599" calcext:value-type="float">
            <text:p>-7.65344015208599</text:p>
          </table:table-cell>
          <table:table-cell table:formula="of:=IF([.B38]=0;0;IF([.B38]=1;1;[.C38]+0.00378648272348919 ))" office:value-type="float" office:value="-7.6496536693625" calcext:value-type="float">
            <text:p>-7.6496536693625</text:p>
          </table:table-cell>
          <table:table-cell table:formula="of:=IF([.B38]=0;0;IF([.B38]=1;1;1/(1+EXP(-[.D38]+0.5))))" office:value-type="float" office:value="0.000288751973063161" calcext:value-type="float">
            <text:p>0.00028875197306316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247305" calcext:value-type="float">
            <text:p>2.47E-06</text:p>
          </table:table-cell>
          <table:table-cell table:formula="of:=IF([.B39]=0;0;IF([.B39]=1;1;LN([.B39]/(1-[.B39]))+0.5))" office:value-type="float" office:value="-12.4100558782181" calcext:value-type="float">
            <text:p>-12.4100558782181</text:p>
          </table:table-cell>
          <table:table-cell table:formula="of:=IF([.B39]=0;0;IF([.B39]=1;1;[.C39]+0.00378648272348919 ))" office:value-type="float" office:value="-12.4062693954946" calcext:value-type="float">
            <text:p>-12.4062693954946</text:p>
          </table:table-cell>
          <table:table-cell table:formula="of:=IF([.B39]=0;0;IF([.B39]=1;1;1/(1+EXP(-[.D39]+0.5))))" office:value-type="float" office:value="0.00000248243188882404" calcext:value-type="float">
            <text:p>2.48243188882404E-06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224151" calcext:value-type="float">
            <text:p>0.000224151</text:p>
          </table:table-cell>
          <table:table-cell table:formula="of:=IF([.B40]=0;0;IF([.B40]=1;1;LN([.B40]/(1-[.B40]))+0.5))" office:value-type="float" office:value="-7.90296644994895" calcext:value-type="float">
            <text:p>-7.90296644994895</text:p>
          </table:table-cell>
          <table:table-cell table:formula="of:=IF([.B40]=0;0;IF([.B40]=1;1;[.C40]+0.00378648272348919 ))" office:value-type="float" office:value="-7.89917996722546" calcext:value-type="float">
            <text:p>-7.89917996722546</text:p>
          </table:table-cell>
          <table:table-cell table:formula="of:=IF([.B40]=0;0;IF([.B40]=1;1;1/(1+EXP(-[.D40]+0.5))))" office:value-type="float" office:value="0.000225001161465681" calcext:value-type="float">
            <text:p>0.00022500116146568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591462" calcext:value-type="float">
            <text:p>5.91E-06</text:p>
          </table:table-cell>
          <table:table-cell table:formula="of:=IF([.B41]=0;0;IF([.B41]=1;1;LN([.B41]/(1-[.B41]))+0.5))" office:value-type="float" office:value="-11.538077391409" calcext:value-type="float">
            <text:p>-11.538077391409</text:p>
          </table:table-cell>
          <table:table-cell table:formula="of:=IF([.B41]=0;0;IF([.B41]=1;1;[.C41]+0.00378648272348919 ))" office:value-type="float" office:value="-11.5342909086855" calcext:value-type="float">
            <text:p>-11.5342909086855</text:p>
          </table:table-cell>
          <table:table-cell table:formula="of:=IF([.B41]=0;0;IF([.B41]=1;1;1/(1+EXP(-[.D41]+0.5))))" office:value-type="float" office:value="0.00000593705792708507" calcext:value-type="float">
            <text:p>5.93705792708507E-0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2]=0;0;IF([.B42]=1;1;LN([.B42]/(1-[.B42]))+0.5))" office:value-type="float" office:value="0" calcext:value-type="float">
            <text:p>0</text:p>
          </table:table-cell>
          <table:table-cell table:formula="of:=IF([.B42]=0;0;IF([.B42]=1;1;[.C42]+0.00378648272348919 ))" office:value-type="float" office:value="0" calcext:value-type="float">
            <text:p>0</text:p>
          </table:table-cell>
          <table:table-cell table:formula="of:=IF([.B42]=0;0;IF([.B42]=1;1;1/(1+EXP(-[.D42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140701" calcext:value-type="float">
            <text:p>0.000140701</text:p>
          </table:table-cell>
          <table:table-cell table:formula="of:=IF([.B43]=0;0;IF([.B43]=1;1;LN([.B43]/(1-[.B43]))+0.5))" office:value-type="float" office:value="-8.36873277564933" calcext:value-type="float">
            <text:p>-8.36873277564933</text:p>
          </table:table-cell>
          <table:table-cell table:formula="of:=IF([.B43]=0;0;IF([.B43]=1;1;[.C43]+0.00378648272348919 ))" office:value-type="float" office:value="-8.36494629292584" calcext:value-type="float">
            <text:p>-8.36494629292584</text:p>
          </table:table-cell>
          <table:table-cell table:formula="of:=IF([.B43]=0;0;IF([.B43]=1;1;1/(1+EXP(-[.D43]+0.5))))" office:value-type="float" office:value="0.000141234696439732" calcext:value-type="float">
            <text:p>0.000141234696439732</text:p>
          </table:table-cell>
          <table:table-cell table:number-columns-repeated="5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111839" calcext:value-type="float">
            <text:p>0.0111839</text:p>
          </table:table-cell>
          <table:table-cell table:formula="of:=IF([.B44]=0;0;IF([.B44]=1;1;LN([.B44]/(1-[.B44]))+0.5))" office:value-type="float" office:value="-3.98203312482663" calcext:value-type="float">
            <text:p>-3.98203312482663</text:p>
          </table:table-cell>
          <table:table-cell table:formula="of:=IF([.B44]=0;0;IF([.B44]=1;1;[.C44]+0.00378648272348919 ))" office:value-type="float" office:value="-3.97824664210314" calcext:value-type="float">
            <text:p>-3.97824664210314</text:p>
          </table:table-cell>
          <table:table-cell table:formula="of:=IF([.B44]=0;0;IF([.B44]=1;1;1/(1+EXP(-[.D44]+0.5))))" office:value-type="float" office:value="0.0112258516301995" calcext:value-type="float">
            <text:p>0.0112258516301995</text:p>
          </table:table-cell>
          <table:table-cell table:number-columns-repeated="5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856349" calcext:value-type="float">
            <text:p>0.000856349</text:p>
          </table:table-cell>
          <table:table-cell table:formula="of:=IF([.B45]=0;0;IF([.B45]=1;1;LN([.B45]/(1-[.B45]))+0.5))" office:value-type="float" office:value="-6.56197583875714" calcext:value-type="float">
            <text:p>-6.56197583875714</text:p>
          </table:table-cell>
          <table:table-cell table:formula="of:=IF([.B45]=0;0;IF([.B45]=1;1;[.C45]+0.00378648272348919 ))" office:value-type="float" office:value="-6.55818935603365" calcext:value-type="float">
            <text:p>-6.55818935603365</text:p>
          </table:table-cell>
          <table:table-cell table:formula="of:=IF([.B45]=0;0;IF([.B45]=1;1;1/(1+EXP(-[.D45]+0.5))))" office:value-type="float" office:value="0.000859594904816812" calcext:value-type="float">
            <text:p>0.000859594904816812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184855" calcext:value-type="float">
            <text:p>1.85E-05</text:p>
          </table:table-cell>
          <table:table-cell table:formula="of:=IF([.B46]=0;0;IF([.B46]=1;1;LN([.B46]/(1-[.B46]))+0.5))" office:value-type="float" office:value="-10.398505431312" calcext:value-type="float">
            <text:p>-10.398505431312</text:p>
          </table:table-cell>
          <table:table-cell table:formula="of:=IF([.B46]=0;0;IF([.B46]=1;1;[.C46]+0.00378648272348919 ))" office:value-type="float" office:value="-10.3947189485885" calcext:value-type="float">
            <text:p>-10.3947189485885</text:p>
          </table:table-cell>
          <table:table-cell table:formula="of:=IF([.B46]=0;0;IF([.B46]=1;1;1/(1+EXP(-[.D46]+0.5))))" office:value-type="float" office:value="0.0000185556264100174" calcext:value-type="float">
            <text:p>1.85556264100174E-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7]=0;0;IF([.B47]=1;1;LN([.B47]/(1-[.B47]))+0.5))" office:value-type="float" office:value="0" calcext:value-type="float">
            <text:p>0</text:p>
          </table:table-cell>
          <table:table-cell table:formula="of:=IF([.B47]=0;0;IF([.B47]=1;1;[.C47]+0.00378648272348919 ))" office:value-type="float" office:value="0" calcext:value-type="float">
            <text:p>0</text:p>
          </table:table-cell>
          <table:table-cell table:formula="of:=IF([.B47]=0;0;IF([.B47]=1;1;1/(1+EXP(-[.D47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000000124923" calcext:value-type="float">
            <text:p>1.25E-09</text:p>
          </table:table-cell>
          <table:table-cell table:formula="of:=IF([.B48]=0;0;IF([.B48]=1;1;LN([.B48]/(1-[.B48]))+0.5))" office:value-type="float" office:value="-20.0007384741889" calcext:value-type="float">
            <text:p>-20.0007384741889</text:p>
          </table:table-cell>
          <table:table-cell table:formula="of:=IF([.B48]=0;0;IF([.B48]=1;1;[.C48]+0.00378648272348919 ))" office:value-type="float" office:value="-19.9969519914654" calcext:value-type="float">
            <text:p>-19.9969519914654</text:p>
          </table:table-cell>
          <table:table-cell table:formula="of:=IF([.B48]=0;0;IF([.B48]=1;1;1/(1+EXP(-[.D48]+0.5))))" office:value-type="float" office:value="0.00000000125396915451" calcext:value-type="float">
            <text:p>1.25396915450778E-09</text:p>
          </table:table-cell>
          <table:table-cell table:number-columns-repeated="5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221019" calcext:value-type="float">
            <text:p>0.000221019</text:p>
          </table:table-cell>
          <table:table-cell table:formula="of:=IF([.B49]=0;0;IF([.B49]=1;1;LN([.B49]/(1-[.B49]))+0.5))" office:value-type="float" office:value="-7.917040843863" calcext:value-type="float">
            <text:p>-7.917040843863</text:p>
          </table:table-cell>
          <table:table-cell table:formula="of:=IF([.B49]=0;0;IF([.B49]=1;1;[.C49]+0.00378648272348919 ))" office:value-type="float" office:value="-7.91325436113951" calcext:value-type="float">
            <text:p>-7.91325436113951</text:p>
          </table:table-cell>
          <table:table-cell table:formula="of:=IF([.B49]=0;0;IF([.B49]=1;1;1/(1+EXP(-[.D49]+0.5))))" office:value-type="float" office:value="0.000221857285030432" calcext:value-type="float">
            <text:p>0.000221857285030432</text:p>
          </table:table-cell>
          <table:table-cell table:number-columns-repeated="5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234773" calcext:value-type="float">
            <text:p>0.00234773</text:p>
          </table:table-cell>
          <table:table-cell table:formula="of:=IF([.B50]=0;0;IF([.B50]=1;1;LN([.B50]/(1-[.B50]))+0.5))" office:value-type="float" office:value="-5.55195588487131" calcext:value-type="float">
            <text:p>-5.55195588487131</text:p>
          </table:table-cell>
          <table:table-cell table:formula="of:=IF([.B50]=0;0;IF([.B50]=1;1;[.C50]+0.00378648272348919 ))" office:value-type="float" office:value="-5.54816940214782" calcext:value-type="float">
            <text:p>-5.54816940214782</text:p>
          </table:table-cell>
          <table:table-cell table:formula="of:=IF([.B50]=0;0;IF([.B50]=1;1;1/(1+EXP(-[.D50]+0.5))))" office:value-type="float" office:value="0.00235661550140565" calcext:value-type="float">
            <text:p>0.00235661550140565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118161" calcext:value-type="float">
            <text:p>1.18E-05</text:p>
          </table:table-cell>
          <table:table-cell table:formula="of:=IF([.B51]=0;0;IF([.B51]=1;1;LN([.B51]/(1-[.B51]))+0.5))" office:value-type="float" office:value="-10.8460357335003" calcext:value-type="float">
            <text:p>-10.8460357335003</text:p>
          </table:table-cell>
          <table:table-cell table:formula="of:=IF([.B51]=0;0;IF([.B51]=1;1;[.C51]+0.00378648272348919 ))" office:value-type="float" office:value="-10.8422492507768" calcext:value-type="float">
            <text:p>-10.8422492507768</text:p>
          </table:table-cell>
          <table:table-cell table:formula="of:=IF([.B51]=0;0;IF([.B51]=1;1;1/(1+EXP(-[.D51]+0.5))))" office:value-type="float" office:value="0.0000118609257402221" calcext:value-type="float">
            <text:p>1.18609257402221E-05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309534" calcext:value-type="float">
            <text:p>3.10E-05</text:p>
          </table:table-cell>
          <table:table-cell table:formula="of:=IF([.B52]=0;0;IF([.B52]=1;1;LN([.B52]/(1-[.B52]))+0.5))" office:value-type="float" office:value="-9.88299675638398" calcext:value-type="float">
            <text:p>-9.88299675638398</text:p>
          </table:table-cell>
          <table:table-cell table:formula="of:=IF([.B52]=0;0;IF([.B52]=1;1;[.C52]+0.00378648272348919 ))" office:value-type="float" office:value="-9.87921027366049" calcext:value-type="float">
            <text:p>-9.87921027366049</text:p>
          </table:table-cell>
          <table:table-cell table:formula="of:=IF([.B52]=0;0;IF([.B52]=1;1;1/(1+EXP(-[.D52]+0.5))))" office:value-type="float" office:value="0.0000310708230425579" calcext:value-type="float">
            <text:p>3.10708230425579E-05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436901" calcext:value-type="float">
            <text:p>0.000436901</text:p>
          </table:table-cell>
          <table:table-cell table:formula="of:=IF([.B53]=0;0;IF([.B53]=1;1;LN([.B53]/(1-[.B53]))+0.5))" office:value-type="float" office:value="-7.23536693668717" calcext:value-type="float">
            <text:p>-7.23536693668717</text:p>
          </table:table-cell>
          <table:table-cell table:formula="of:=IF([.B53]=0;0;IF([.B53]=1;1;[.C53]+0.00378648272348919 ))" office:value-type="float" office:value="-7.23158045396368" calcext:value-type="float">
            <text:p>-7.23158045396368</text:p>
          </table:table-cell>
          <table:table-cell table:formula="of:=IF([.B53]=0;0;IF([.B53]=1;1;1/(1+EXP(-[.D53]+0.5))))" office:value-type="float" office:value="0.000438557727179379" calcext:value-type="float">
            <text:p>0.000438557727179379</text:p>
          </table:table-cell>
          <table:table-cell table:number-columns-repeated="5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1321" calcext:value-type="float">
            <text:p>0.01321</text:p>
          </table:table-cell>
          <table:table-cell table:formula="of:=IF([.B54]=0;0;IF([.B54]=1;1;LN([.B54]/(1-[.B54]))+0.5))" office:value-type="float" office:value="-3.81348313230391" calcext:value-type="float">
            <text:p>-3.81348313230391</text:p>
          </table:table-cell>
          <table:table-cell table:formula="of:=IF([.B54]=0;0;IF([.B54]=1;1;[.C54]+0.00378648272348919 ))" office:value-type="float" office:value="-3.80969664958042" calcext:value-type="float">
            <text:p>-3.80969664958042</text:p>
          </table:table-cell>
          <table:table-cell table:formula="of:=IF([.B54]=0;0;IF([.B54]=1;1;1/(1+EXP(-[.D54]+0.5))))" office:value-type="float" office:value="0.0132594497678318" calcext:value-type="float">
            <text:p>0.0132594497678318</text:p>
          </table:table-cell>
          <table:table-cell table:number-columns-repeated="5"/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style-name="ce1" office:value-type="float" office:value="0.0000000724968" calcext:value-type="float">
            <text:p>7.25E-08</text:p>
          </table:table-cell>
          <table:table-cell table:formula="of:=IF([.B55]=0;0;IF([.B55]=1;1;LN([.B55]/(1-[.B55]))+0.5))" office:value-type="float" office:value="-15.9397233414941" calcext:value-type="float">
            <text:p>-15.9397233414941</text:p>
          </table:table-cell>
          <table:table-cell table:formula="of:=IF([.B55]=0;0;IF([.B55]=1;1;[.C55]+0.00378648272348919 ))" office:value-type="float" office:value="-15.9359368587706" calcext:value-type="float">
            <text:p>-15.9359368587706</text:p>
          </table:table-cell>
          <table:table-cell table:formula="of:=IF([.B55]=0;0;IF([.B55]=1;1;1/(1+EXP(-[.D55]+0.5))))" office:value-type="float" office:value="0.00000007277182822695" calcext:value-type="float">
            <text:p>7.27718282269465E-08</text:p>
          </table:table-cell>
          <table:table-cell table:number-columns-repeated="5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301198" calcext:value-type="float">
            <text:p>0.00301198</text:p>
          </table:table-cell>
          <table:table-cell table:formula="of:=IF([.B56]=0;0;IF([.B56]=1;1;LN([.B56]/(1-[.B56]))+0.5))" office:value-type="float" office:value="-5.30214108403214" calcext:value-type="float">
            <text:p>-5.30214108403214</text:p>
          </table:table-cell>
          <table:table-cell table:formula="of:=IF([.B56]=0;0;IF([.B56]=1;1;[.C56]+0.00378648272348919 ))" office:value-type="float" office:value="-5.29835460130865" calcext:value-type="float">
            <text:p>-5.29835460130865</text:p>
          </table:table-cell>
          <table:table-cell table:formula="of:=IF([.B56]=0;0;IF([.B56]=1;1;1/(1+EXP(-[.D56]+0.5))))" office:value-type="float" office:value="0.00302337188322453" calcext:value-type="float">
            <text:p>0.00302337188322453</text:p>
          </table:table-cell>
          <table:table-cell table:number-columns-repeated="5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151758" calcext:value-type="float">
            <text:p>0.000151758</text:p>
          </table:table-cell>
          <table:table-cell table:formula="of:=IF([.B57]=0;0;IF([.B57]=1;1;LN([.B57]/(1-[.B57]))+0.5))" office:value-type="float" office:value="-8.29307164161116" calcext:value-type="float">
            <text:p>-8.29307164161116</text:p>
          </table:table-cell>
          <table:table-cell table:formula="of:=IF([.B57]=0;0;IF([.B57]=1;1;[.C57]+0.00378648272348919 ))" office:value-type="float" office:value="-8.28928515888767" calcext:value-type="float">
            <text:p>-8.28928515888767</text:p>
          </table:table-cell>
          <table:table-cell table:formula="of:=IF([.B57]=0;0;IF([.B57]=1;1;1/(1+EXP(-[.D57]+0.5))))" office:value-type="float" office:value="0.000152333630629784" calcext:value-type="float">
            <text:p>0.000152333630629784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281701" calcext:value-type="float">
            <text:p>2.82E-05</text:p>
          </table:table-cell>
          <table:table-cell table:formula="of:=IF([.B58]=0;0;IF([.B58]=1;1;LN([.B58]/(1-[.B58]))+0.5))" office:value-type="float" office:value="-9.97722125570975" calcext:value-type="float">
            <text:p>-9.97722125570975</text:p>
          </table:table-cell>
          <table:table-cell table:formula="of:=IF([.B58]=0;0;IF([.B58]=1;1;[.C58]+0.00378648272348919 ))" office:value-type="float" office:value="-9.97343477298626" calcext:value-type="float">
            <text:p>-9.97343477298626</text:p>
          </table:table-cell>
          <table:table-cell table:formula="of:=IF([.B58]=0;0;IF([.B58]=1;1;1/(1+EXP(-[.D58]+0.5))))" office:value-type="float" office:value="0.0000282769647739191" calcext:value-type="float">
            <text:p>2.82769647739191E-05</text:p>
          </table:table-cell>
          <table:table-cell table:number-columns-repeated="5"/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style-name="ce1" office:value-type="float" office:value="0.00000000275415" calcext:value-type="float">
            <text:p>2.75E-09</text:p>
          </table:table-cell>
          <table:table-cell table:formula="of:=IF([.B59]=0;0;IF([.B59]=1;1;LN([.B59]/(1-[.B59]))+0.5))" office:value-type="float" office:value="-19.2101569691381" calcext:value-type="float">
            <text:p>-19.2101569691381</text:p>
          </table:table-cell>
          <table:table-cell table:formula="of:=IF([.B59]=0;0;IF([.B59]=1;1;[.C59]+0.00378648272348919 ))" office:value-type="float" office:value="-19.2063704864146" calcext:value-type="float">
            <text:p>-19.2063704864146</text:p>
          </table:table-cell>
          <table:table-cell table:formula="of:=IF([.B59]=0;0;IF([.B59]=1;1;1/(1+EXP(-[.D59]+0.5))))" office:value-type="float" office:value="0.00000000276459831005" calcext:value-type="float">
            <text:p>2.7645983100533E-09</text:p>
          </table:table-cell>
          <table:table-cell table:number-columns-repeated="5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45354" calcext:value-type="float">
            <text:p>0.545354</text:p>
          </table:table-cell>
          <table:table-cell table:formula="of:=IF([.B60]=0;0;IF([.B60]=1;1;LN([.B60]/(1-[.B60]))+0.5))" office:value-type="float" office:value="0.681916030930257" calcext:value-type="float">
            <text:p>0.681916030930257</text:p>
          </table:table-cell>
          <table:table-cell table:formula="of:=IF([.B60]=0;0;IF([.B60]=1;1;[.C60]+0.00378648272348919 ))" office:value-type="float" office:value="0.685702513653746" calcext:value-type="float">
            <text:p>0.685702513653746</text:p>
          </table:table-cell>
          <table:table-cell table:formula="of:=IF([.B60]=0;0;IF([.B60]=1;1;1/(1+EXP(-[.D60]+0.5))))" office:value-type="float" office:value="0.54629266962026" calcext:value-type="float">
            <text:p>0.54629266962026</text:p>
          </table:table-cell>
          <table:table-cell table:number-columns-repeated="5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451" calcext:value-type="float">
            <text:p>0.451</text:p>
          </table:table-cell>
          <table:table-cell table:formula="of:=IF([.B61]=0;0;IF([.B61]=1;1;LN([.B61]/(1-[.B61]))+0.5))" office:value-type="float" office:value="0.303368897993148" calcext:value-type="float">
            <text:p>0.303368897993148</text:p>
          </table:table-cell>
          <table:table-cell table:formula="of:=IF([.B61]=0;0;IF([.B61]=1;1;[.C61]+0.00378648272348919 ))" office:value-type="float" office:value="0.307155380716637" calcext:value-type="float">
            <text:p>0.307155380716637</text:p>
          </table:table-cell>
          <table:table-cell table:formula="of:=IF([.B61]=0;0;IF([.B61]=1;1;1/(1+EXP(-[.D61]+0.5))))" office:value-type="float" office:value="0.451937702194563" calcext:value-type="float">
            <text:p>0.45193770219456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2]=0;0;IF([.B62]=1;1;LN([.B62]/(1-[.B62]))+0.5))" office:value-type="float" office:value="1" calcext:value-type="float">
            <text:p>1</text:p>
          </table:table-cell>
          <table:table-cell table:formula="of:=IF([.B62]=0;0;IF([.B62]=1;1;[.C62]+0.00378648272348919 ))" office:value-type="float" office:value="1" calcext:value-type="float">
            <text:p>1</text:p>
          </table:table-cell>
          <table:table-cell table:formula="of:=IF([.B62]=0;0;IF([.B62]=1;1;1/(1+EXP(-[.D62]+0.5)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125017" calcext:value-type="float">
            <text:p>0.0125017</text:p>
          </table:table-cell>
          <table:table-cell table:formula="of:=IF([.B63]=0;0;IF([.B63]=1;1;LN([.B63]/(1-[.B63]))+0.5))" office:value-type="float" office:value="-3.86931014019371" calcext:value-type="float">
            <text:p>-3.86931014019371</text:p>
          </table:table-cell>
          <table:table-cell table:formula="of:=IF([.B63]=0;0;IF([.B63]=1;1;[.C63]+0.00378648272348919 ))" office:value-type="float" office:value="-3.86552365747022" calcext:value-type="float">
            <text:p>-3.86552365747022</text:p>
          </table:table-cell>
          <table:table-cell table:formula="of:=IF([.B63]=0;0;IF([.B63]=1;1;1/(1+EXP(-[.D63]+0.5))))" office:value-type="float" office:value="0.0125485320637365" calcext:value-type="float">
            <text:p>0.0125485320637365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23253" calcext:value-type="float">
            <text:p>0.0023253</text:p>
          </table:table-cell>
          <table:table-cell table:formula="of:=IF([.B64]=0;0;IF([.B64]=1;1;LN([.B64]/(1-[.B64]))+0.5))" office:value-type="float" office:value="-5.56157820830035" calcext:value-type="float">
            <text:p>-5.56157820830035</text:p>
          </table:table-cell>
          <table:table-cell table:formula="of:=IF([.B64]=0;0;IF([.B64]=1;1;[.C64]+0.00378648272348919 ))" office:value-type="float" office:value="-5.55779172557686" calcext:value-type="float">
            <text:p>-5.55779172557686</text:p>
          </table:table-cell>
          <table:table-cell table:formula="of:=IF([.B64]=0;0;IF([.B64]=1;1;1/(1+EXP(-[.D64]+0.5))))" office:value-type="float" office:value="0.00233410080874025" calcext:value-type="float">
            <text:p>0.00233410080874025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694776" calcext:value-type="float">
            <text:p>6.95E-07</text:p>
          </table:table-cell>
          <table:table-cell table:formula="of:=IF([.B65]=0;0;IF([.B65]=1;1;LN([.B65]/(1-[.B65]))+0.5))" office:value-type="float" office:value="-13.6796756507142" calcext:value-type="float">
            <text:p>-13.6796756507142</text:p>
          </table:table-cell>
          <table:table-cell table:formula="of:=IF([.B65]=0;0;IF([.B65]=1;1;[.C65]+0.00378648272348919 ))" office:value-type="float" office:value="-13.6758891679907" calcext:value-type="float">
            <text:p>-13.6758891679907</text:p>
          </table:table-cell>
          <table:table-cell table:formula="of:=IF([.B65]=0;0;IF([.B65]=1;1;1/(1+EXP(-[.D65]+0.5))))" office:value-type="float" office:value="0.00000069741174243342" calcext:value-type="float">
            <text:p>6.97411742433417E-07</text:p>
          </table:table-cell>
          <table:table-cell table:number-columns-repeated="5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210921" calcext:value-type="float">
            <text:p>0.210921</text:p>
          </table:table-cell>
          <table:table-cell table:formula="of:=IF([.B66]=0;0;IF([.B66]=1;1;LN([.B66]/(1-[.B66]))+0.5))" office:value-type="float" office:value="-0.81938278679113" calcext:value-type="float">
            <text:p>-0.81938278679113</text:p>
          </table:table-cell>
          <table:table-cell table:formula="of:=IF([.B66]=0;0;IF([.B66]=1;1;[.C66]+0.00378648272348919 ))" office:value-type="float" office:value="-0.81559630406764" calcext:value-type="float">
            <text:p>-0.81559630406764</text:p>
          </table:table-cell>
          <table:table-cell table:formula="of:=IF([.B66]=0;0;IF([.B66]=1;1;1/(1+EXP(-[.D66]+0.5))))" office:value-type="float" office:value="0.21155188674553" calcext:value-type="float">
            <text:p>0.21155188674553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973766" calcext:value-type="float">
            <text:p>9.74E-06</text:p>
          </table:table-cell>
          <table:table-cell table:formula="of:=IF([.B67]=0;0;IF([.B67]=1;1;LN([.B67]/(1-[.B67]))+0.5))" office:value-type="float" office:value="-11.0394999778728" calcext:value-type="float">
            <text:p>-11.0394999778728</text:p>
          </table:table-cell>
          <table:table-cell table:formula="of:=IF([.B67]=0;0;IF([.B67]=1;1;[.C67]+0.00378648272348919 ))" office:value-type="float" office:value="-11.0357134951493" calcext:value-type="float">
            <text:p>-11.0357134951493</text:p>
          </table:table-cell>
          <table:table-cell table:formula="of:=IF([.B67]=0;0;IF([.B67]=1;1;1/(1+EXP(-[.D67]+0.5))))" office:value-type="float" office:value="0.00000977460101507422" calcext:value-type="float">
            <text:p>9.77460101507422E-06</text:p>
          </table:table-cell>
          <table:table-cell table:number-columns-repeated="5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269839" calcext:value-type="float">
            <text:p>0.0269839</text:p>
          </table:table-cell>
          <table:table-cell table:formula="of:=IF([.B68]=0;0;IF([.B68]=1;1;LN([.B68]/(1-[.B68]))+0.5))" office:value-type="float" office:value="-3.08516023695901" calcext:value-type="float">
            <text:p>-3.08516023695901</text:p>
          </table:table-cell>
          <table:table-cell table:formula="of:=IF([.B68]=0;0;IF([.B68]=1;1;[.C68]+0.00378648272348919 ))" office:value-type="float" office:value="-3.08137375423552" calcext:value-type="float">
            <text:p>-3.08137375423552</text:p>
          </table:table-cell>
          <table:table-cell table:formula="of:=IF([.B68]=0;0;IF([.B68]=1;1;1/(1+EXP(-[.D68]+0.5))))" office:value-type="float" office:value="0.027083495279095" calcext:value-type="float">
            <text:p>0.027083495279095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199412" calcext:value-type="float">
            <text:p>1.99E-05</text:p>
          </table:table-cell>
          <table:table-cell table:formula="of:=IF([.B69]=0;0;IF([.B69]=1;1;LN([.B69]/(1-[.B69]))+0.5))" office:value-type="float" office:value="-10.3227026733009" calcext:value-type="float">
            <text:p>-10.3227026733009</text:p>
          </table:table-cell>
          <table:table-cell table:formula="of:=IF([.B69]=0;0;IF([.B69]=1;1;[.C69]+0.00378648272348919 ))" office:value-type="float" office:value="-10.3189161905774" calcext:value-type="float">
            <text:p>-10.3189161905774</text:p>
          </table:table-cell>
          <table:table-cell table:formula="of:=IF([.B69]=0;0;IF([.B69]=1;1;1/(1+EXP(-[.D69]+0.5))))" office:value-type="float" office:value="0.0000200168486286019" calcext:value-type="float">
            <text:p>2.00168486286019E-05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774556" calcext:value-type="float">
            <text:p>0.00774556</text:p>
          </table:table-cell>
          <table:table-cell table:formula="of:=IF([.B70]=0;0;IF([.B70]=1;1;LN([.B70]/(1-[.B70]))+0.5))" office:value-type="float" office:value="-4.35285979036423" calcext:value-type="float">
            <text:p>-4.35285979036423</text:p>
          </table:table-cell>
          <table:table-cell table:formula="of:=IF([.B70]=0;0;IF([.B70]=1;1;[.C70]+0.00378648272348919 ))" office:value-type="float" office:value="-4.34907330764074" calcext:value-type="float">
            <text:p>-4.34907330764074</text:p>
          </table:table-cell>
          <table:table-cell table:formula="of:=IF([.B70]=0;0;IF([.B70]=1;1;1/(1+EXP(-[.D70]+0.5))))" office:value-type="float" office:value="0.00777471557263045" calcext:value-type="float">
            <text:p>0.00777471557263045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218059" calcext:value-type="float">
            <text:p>2.18E-05</text:p>
          </table:table-cell>
          <table:table-cell table:formula="of:=IF([.B71]=0;0;IF([.B71]=1;1;LN([.B71]/(1-[.B71]))+0.5))" office:value-type="float" office:value="-10.2333081764466" calcext:value-type="float">
            <text:p>-10.2333081764466</text:p>
          </table:table-cell>
          <table:table-cell table:formula="of:=IF([.B71]=0;0;IF([.B71]=1;1;[.C71]+0.00378648272348919 ))" office:value-type="float" office:value="-10.2295216937232" calcext:value-type="float">
            <text:p>-10.2295216937232</text:p>
          </table:table-cell>
          <table:table-cell table:formula="of:=IF([.B71]=0;0;IF([.B71]=1;1;1/(1+EXP(-[.D71]+0.5))))" office:value-type="float" office:value="0.0000218886223709062" calcext:value-type="float">
            <text:p>2.18886223709062E-05</text:p>
          </table:table-cell>
          <table:table-cell table:number-columns-repeated="5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495518" calcext:value-type="float">
            <text:p>0.00495518</text:p>
          </table:table-cell>
          <table:table-cell table:formula="of:=IF([.B72]=0;0;IF([.B72]=1;1;LN([.B72]/(1-[.B72]))+0.5))" office:value-type="float" office:value="-4.80235428730559" calcext:value-type="float">
            <text:p>-4.80235428730559</text:p>
          </table:table-cell>
          <table:table-cell table:formula="of:=IF([.B72]=0;0;IF([.B72]=1;1;[.C72]+0.00378648272348919 ))" office:value-type="float" office:value="-4.7985678045821" calcext:value-type="float">
            <text:p>-4.7985678045821</text:p>
          </table:table-cell>
          <table:table-cell table:formula="of:=IF([.B72]=0;0;IF([.B72]=1;1;1/(1+EXP(-[.D72]+0.5))))" office:value-type="float" office:value="0.00497388477023323" calcext:value-type="float">
            <text:p>0.00497388477023323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138198" calcext:value-type="float">
            <text:p>1.38E-05</text:p>
          </table:table-cell>
          <table:table-cell table:formula="of:=IF([.B73]=0;0;IF([.B73]=1;1;LN([.B73]/(1-[.B73]))+0.5))" office:value-type="float" office:value="-10.689394391614" calcext:value-type="float">
            <text:p>-10.689394391614</text:p>
          </table:table-cell>
          <table:table-cell table:formula="of:=IF([.B73]=0;0;IF([.B73]=1;1;[.C73]+0.00378648272348919 ))" office:value-type="float" office:value="-10.6856079088905" calcext:value-type="float">
            <text:p>-10.6856079088905</text:p>
          </table:table-cell>
          <table:table-cell table:formula="of:=IF([.B73]=0;0;IF([.B73]=1;1;1/(1+EXP(-[.D73]+0.5))))" office:value-type="float" office:value="0.0000138722269021708" calcext:value-type="float">
            <text:p>1.38722269021708E-05</text:p>
          </table:table-cell>
          <table:table-cell table:number-columns-repeated="5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895488" calcext:value-type="float">
            <text:p>0.0895488</text:p>
          </table:table-cell>
          <table:table-cell table:formula="of:=IF([.B74]=0;0;IF([.B74]=1;1;LN([.B74]/(1-[.B74]))+0.5))" office:value-type="float" office:value="-1.8191565727246" calcext:value-type="float">
            <text:p>-1.8191565727246</text:p>
          </table:table-cell>
          <table:table-cell table:formula="of:=IF([.B74]=0;0;IF([.B74]=1;1;[.C74]+0.00378648272348919 ))" office:value-type="float" office:value="-1.81537009000111" calcext:value-type="float">
            <text:p>-1.81537009000111</text:p>
          </table:table-cell>
          <table:table-cell table:formula="of:=IF([.B74]=0;0;IF([.B74]=1;1;1/(1+EXP(-[.D74]+0.5))))" office:value-type="float" office:value="0.0898579913916194" calcext:value-type="float">
            <text:p>0.0898579913916194</text:p>
          </table:table-cell>
          <table:table-cell table:number-columns-repeated="5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80811" calcext:value-type="float">
            <text:p>0.00080811</text:p>
          </table:table-cell>
          <table:table-cell table:formula="of:=IF([.B75]=0;0;IF([.B75]=1;1;LN([.B75]/(1-[.B75]))+0.5))" office:value-type="float" office:value="-6.62000393339843" calcext:value-type="float">
            <text:p>-6.62000393339843</text:p>
          </table:table-cell>
          <table:table-cell table:formula="of:=IF([.B75]=0;0;IF([.B75]=1;1;[.C75]+0.00378648272348919 ))" office:value-type="float" office:value="-6.61621745067495" calcext:value-type="float">
            <text:p>-6.61621745067495</text:p>
          </table:table-cell>
          <table:table-cell table:formula="of:=IF([.B75]=0;0;IF([.B75]=1;1;1/(1+EXP(-[.D75]+0.5))))" office:value-type="float" office:value="0.000811173208181744" calcext:value-type="float">
            <text:p>0.000811173208181744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522875" calcext:value-type="float">
            <text:p>0.000522875</text:p>
          </table:table-cell>
          <table:table-cell table:formula="of:=IF([.B76]=0;0;IF([.B76]=1;1;LN([.B76]/(1-[.B76]))+0.5))" office:value-type="float" office:value="-7.05564511645511" calcext:value-type="float">
            <text:p>-7.05564511645511</text:p>
          </table:table-cell>
          <table:table-cell table:formula="of:=IF([.B76]=0;0;IF([.B76]=1;1;[.C76]+0.00378648272348919 ))" office:value-type="float" office:value="-7.05185863373162" calcext:value-type="float">
            <text:p>-7.05185863373162</text:p>
          </table:table-cell>
          <table:table-cell table:formula="of:=IF([.B76]=0;0;IF([.B76]=1;1;1/(1+EXP(-[.D76]+0.5))))" office:value-type="float" office:value="0.000524857569124151" calcext:value-type="float">
            <text:p>0.000524857569124151</text:p>
          </table:table-cell>
          <table:table-cell table:number-columns-repeated="5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428241" calcext:value-type="float">
            <text:p>0.00428241</text:p>
          </table:table-cell>
          <table:table-cell table:formula="of:=IF([.B77]=0;0;IF([.B77]=1;1;LN([.B77]/(1-[.B77]))+0.5))" office:value-type="float" office:value="-4.94894773796816" calcext:value-type="float">
            <text:p>-4.94894773796816</text:p>
          </table:table-cell>
          <table:table-cell table:formula="of:=IF([.B77]=0;0;IF([.B77]=1;1;[.C77]+0.00378648272348919 ))" office:value-type="float" office:value="-4.94516125524467" calcext:value-type="float">
            <text:p>-4.94516125524467</text:p>
          </table:table-cell>
          <table:table-cell table:formula="of:=IF([.B77]=0;0;IF([.B77]=1;1;1/(1+EXP(-[.D77]+0.5))))" office:value-type="float" office:value="0.00429858617481424" calcext:value-type="float">
            <text:p>0.00429858617481424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830506" calcext:value-type="float">
            <text:p>8.31E-05</text:p>
          </table:table-cell>
          <table:table-cell table:formula="of:=IF([.B78]=0;0;IF([.B78]=1;1;LN([.B78]/(1-[.B78]))+0.5))" office:value-type="float" office:value="-8.89597744331866" calcext:value-type="float">
            <text:p>-8.89597744331866</text:p>
          </table:table-cell>
          <table:table-cell table:formula="of:=IF([.B78]=0;0;IF([.B78]=1;1;[.C78]+0.00378648272348919 ))" office:value-type="float" office:value="-8.89219096059517" calcext:value-type="float">
            <text:p>-8.89219096059517</text:p>
          </table:table-cell>
          <table:table-cell table:formula="of:=IF([.B78]=0;0;IF([.B78]=1;1;1/(1+EXP(-[.D78]+0.5))))" office:value-type="float" office:value="0.0000833656395155472" calcext:value-type="float">
            <text:p>8.33656395155472E-05</text:p>
          </table:table-cell>
          <table:table-cell table:number-columns-repeated="5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596676" calcext:value-type="float">
            <text:p>0.000596676</text:p>
          </table:table-cell>
          <table:table-cell table:formula="of:=IF([.B79]=0;0;IF([.B79]=1;1;LN([.B79]/(1-[.B79]))+0.5))" office:value-type="float" office:value="-6.92353945137986" calcext:value-type="float">
            <text:p>-6.92353945137986</text:p>
          </table:table-cell>
          <table:table-cell table:formula="of:=IF([.B79]=0;0;IF([.B79]=1;1;[.C79]+0.00378648272348919 ))" office:value-type="float" office:value="-6.91975296865637" calcext:value-type="float">
            <text:p>-6.91975296865637</text:p>
          </table:table-cell>
          <table:table-cell table:formula="of:=IF([.B79]=0;0;IF([.B79]=1;1;1/(1+EXP(-[.D79]+0.5))))" office:value-type="float" office:value="0.000598938230427692" calcext:value-type="float">
            <text:p>0.000598938230427692</text:p>
          </table:table-cell>
          <table:table-cell table:number-columns-repeated="5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214821" calcext:value-type="float">
            <text:p>0.00214821</text:p>
          </table:table-cell>
          <table:table-cell table:formula="of:=IF([.B80]=0;0;IF([.B80]=1;1;LN([.B80]/(1-[.B80]))+0.5))" office:value-type="float" office:value="-5.64096982103815" calcext:value-type="float">
            <text:p>-5.64096982103815</text:p>
          </table:table-cell>
          <table:table-cell table:formula="of:=IF([.B80]=0;0;IF([.B80]=1;1;[.C80]+0.00378648272348919 ))" office:value-type="float" office:value="-5.63718333831466" calcext:value-type="float">
            <text:p>-5.63718333831466</text:p>
          </table:table-cell>
          <table:table-cell table:formula="of:=IF([.B80]=0;0;IF([.B80]=1;1;1/(1+EXP(-[.D80]+0.5))))" office:value-type="float" office:value="0.00215634200615481" calcext:value-type="float">
            <text:p>0.00215634200615481</text:p>
          </table:table-cell>
          <table:table-cell table:number-columns-repeated="5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186497" calcext:value-type="float">
            <text:p>0.0186497</text:p>
          </table:table-cell>
          <table:table-cell table:formula="of:=IF([.B81]=0;0;IF([.B81]=1;1;LN([.B81]/(1-[.B81]))+0.5))" office:value-type="float" office:value="-3.46309942026381" calcext:value-type="float">
            <text:p>-3.46309942026381</text:p>
          </table:table-cell>
          <table:table-cell table:formula="of:=IF([.B81]=0;0;IF([.B81]=1;1;[.C81]+0.00378648272348919 ))" office:value-type="float" office:value="-3.45931293754032" calcext:value-type="float">
            <text:p>-3.45931293754032</text:p>
          </table:table-cell>
          <table:table-cell table:formula="of:=IF([.B81]=0;0;IF([.B81]=1;1;1/(1+EXP(-[.D81]+0.5))))" office:value-type="float" office:value="0.0187191262403552" calcext:value-type="float">
            <text:p>0.0187191262403552</text:p>
          </table:table-cell>
          <table:table-cell table:number-columns-repeated="5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259979" calcext:value-type="float">
            <text:p>0.0259979</text:p>
          </table:table-cell>
          <table:table-cell table:formula="of:=IF([.B82]=0;0;IF([.B82]=1;1;LN([.B82]/(1-[.B82]))+0.5))" office:value-type="float" office:value="-3.123397694169" calcext:value-type="float">
            <text:p>-3.123397694169</text:p>
          </table:table-cell>
          <table:table-cell table:formula="of:=IF([.B82]=0;0;IF([.B82]=1;1;[.C82]+0.00378648272348919 ))" office:value-type="float" office:value="-3.11961121144551" calcext:value-type="float">
            <text:p>-3.11961121144551</text:p>
          </table:table-cell>
          <table:table-cell table:formula="of:=IF([.B82]=0;0;IF([.B82]=1;1;1/(1+EXP(-[.D82]+0.5))))" office:value-type="float" office:value="0.0260939536327127" calcext:value-type="float">
            <text:p>0.0260939536327127</text:p>
          </table:table-cell>
          <table:table-cell table:number-columns-repeated="5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791372" calcext:value-type="float">
            <text:p>0.791372</text:p>
          </table:table-cell>
          <table:table-cell table:formula="of:=IF([.B83]=0;0;IF([.B83]=1;1;LN([.B83]/(1-[.B83]))+0.5))" office:value-type="float" office:value="1.83321538623999" calcext:value-type="float">
            <text:p>1.83321538623999</text:p>
          </table:table-cell>
          <table:table-cell table:formula="of:=IF([.B83]=0;0;IF([.B83]=1;1;[.C83]+0.00378648272348919 ))" office:value-type="float" office:value="1.83700186896348" calcext:value-type="float">
            <text:p>1.83700186896348</text:p>
          </table:table-cell>
          <table:table-cell table:formula="of:=IF([.B83]=0;0;IF([.B83]=1;1;1/(1+EXP(-[.D83]+0.5))))" office:value-type="float" office:value="0.791996467519185" calcext:value-type="float">
            <text:p>0.791996467519185</text:p>
          </table:table-cell>
          <table:table-cell table:number-columns-repeated="5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589193" calcext:value-type="float">
            <text:p>0.0589193</text:p>
          </table:table-cell>
          <table:table-cell table:formula="of:=IF([.B84]=0;0;IF([.B84]=1;1;LN([.B84]/(1-[.B84]))+0.5))" office:value-type="float" office:value="-2.27086018473028" calcext:value-type="float">
            <text:p>-2.27086018473028</text:p>
          </table:table-cell>
          <table:table-cell table:formula="of:=IF([.B84]=0;0;IF([.B84]=1;1;[.C84]+0.00378648272348919 ))" office:value-type="float" office:value="-2.26707370200679" calcext:value-type="float">
            <text:p>-2.26707370200679</text:p>
          </table:table-cell>
          <table:table-cell table:formula="of:=IF([.B84]=0;0;IF([.B84]=1;1;1/(1+EXP(-[.D84]+0.5))))" office:value-type="float" office:value="0.0591296031830971" calcext:value-type="float">
            <text:p>0.0591296031830971</text:p>
          </table:table-cell>
          <table:table-cell table:number-columns-repeated="5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767168" calcext:value-type="float">
            <text:p>0.00767168</text:p>
          </table:table-cell>
          <table:table-cell table:formula="of:=IF([.B85]=0;0;IF([.B85]=1;1;LN([.B85]/(1-[.B85]))+0.5))" office:value-type="float" office:value="-4.36251839367252" calcext:value-type="float">
            <text:p>-4.36251839367252</text:p>
          </table:table-cell>
          <table:table-cell table:formula="of:=IF([.B85]=0;0;IF([.B85]=1;1;[.C85]+0.00378648272348919 ))" office:value-type="float" office:value="-4.35873191094903" calcext:value-type="float">
            <text:p>-4.35873191094903</text:p>
          </table:table-cell>
          <table:table-cell table:formula="of:=IF([.B85]=0;0;IF([.B85]=1;1;1/(1+EXP(-[.D85]+0.5))))" office:value-type="float" office:value="0.00770055963427149" calcext:value-type="float">
            <text:p>0.00770055963427149</text:p>
          </table:table-cell>
          <table:table-cell table:number-columns-repeated="5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236435" calcext:value-type="float">
            <text:p>0.00236435</text:p>
          </table:table-cell>
          <table:table-cell table:formula="of:=IF([.B86]=0;0;IF([.B86]=1;1;LN([.B86]/(1-[.B86]))+0.5))" office:value-type="float" office:value="-5.54488498676272" calcext:value-type="float">
            <text:p>-5.54488498676272</text:p>
          </table:table-cell>
          <table:table-cell table:formula="of:=IF([.B86]=0;0;IF([.B86]=1;1;[.C86]+0.00378648272348919 ))" office:value-type="float" office:value="-5.54109850403923" calcext:value-type="float">
            <text:p>-5.54109850403923</text:p>
          </table:table-cell>
          <table:table-cell table:formula="of:=IF([.B86]=0;0;IF([.B86]=1;1;1/(1+EXP(-[.D86]+0.5))))" office:value-type="float" office:value="0.00237329825382051" calcext:value-type="float">
            <text:p>0.00237329825382051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0671994" calcext:value-type="float">
            <text:p>6.72E-06</text:p>
          </table:table-cell>
          <table:table-cell table:formula="of:=IF([.B87]=0;0;IF([.B87]=1;1;LN([.B87]/(1-[.B87]))+0.5))" office:value-type="float" office:value="-11.4104246120779" calcext:value-type="float">
            <text:p>-11.4104246120779</text:p>
          </table:table-cell>
          <table:table-cell table:formula="of:=IF([.B87]=0;0;IF([.B87]=1;1;[.C87]+0.00378648272348919 ))" office:value-type="float" office:value="-11.4066381293544" calcext:value-type="float">
            <text:p>-11.4066381293544</text:p>
          </table:table-cell>
          <table:table-cell table:formula="of:=IF([.B87]=0;0;IF([.B87]=1;1;1/(1+EXP(-[.D87]+0.5))))" office:value-type="float" office:value="0.00000674543299901723" calcext:value-type="float">
            <text:p>6.74543299901723E-06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129645" calcext:value-type="float">
            <text:p>0.000129645</text:p>
          </table:table-cell>
          <table:table-cell table:formula="of:=IF([.B88]=0;0;IF([.B88]=1;1;LN([.B88]/(1-[.B88]))+0.5))" office:value-type="float" office:value="-8.45058095868692" calcext:value-type="float">
            <text:p>-8.45058095868692</text:p>
          </table:table-cell>
          <table:table-cell table:formula="of:=IF([.B88]=0;0;IF([.B88]=1;1;[.C88]+0.00378648272348919 ))" office:value-type="float" office:value="-8.44679447596343" calcext:value-type="float">
            <text:p>-8.44679447596343</text:p>
          </table:table-cell>
          <table:table-cell table:formula="of:=IF([.B88]=0;0;IF([.B88]=1;1;1/(1+EXP(-[.D88]+0.5))))" office:value-type="float" office:value="0.000130136765111231" calcext:value-type="float">
            <text:p>0.00013013676511123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89]=0;0;IF([.B89]=1;1;LN([.B89]/(1-[.B89]))+0.5))" office:value-type="float" office:value="0" calcext:value-type="float">
            <text:p>0</text:p>
          </table:table-cell>
          <table:table-cell table:formula="of:=IF([.B89]=0;0;IF([.B89]=1;1;[.C89]+0.00378648272348919 ))" office:value-type="float" office:value="0" calcext:value-type="float">
            <text:p>0</text:p>
          </table:table-cell>
          <table:table-cell table:formula="of:=IF([.B89]=0;0;IF([.B89]=1;1;1/(1+EXP(-[.D89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164793" calcext:value-type="float">
            <text:p>0.164793</text:p>
          </table:table-cell>
          <table:table-cell table:formula="of:=IF([.B90]=0;0;IF([.B90]=1;1;LN([.B90]/(1-[.B90]))+0.5))" office:value-type="float" office:value="-1.12298945747421" calcext:value-type="float">
            <text:p>-1.12298945747421</text:p>
          </table:table-cell>
          <table:table-cell table:formula="of:=IF([.B90]=0;0;IF([.B90]=1;1;[.C90]+0.00378648272348919 ))" office:value-type="float" office:value="-1.11920297475072" calcext:value-type="float">
            <text:p>-1.11920297475072</text:p>
          </table:table-cell>
          <table:table-cell table:formula="of:=IF([.B90]=0;0;IF([.B90]=1;1;1/(1+EXP(-[.D90]+0.5))))" office:value-type="float" office:value="0.165314819045932" calcext:value-type="float">
            <text:p>0.165314819045932</text:p>
          </table:table-cell>
          <table:table-cell table:number-columns-repeated="5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115199" calcext:value-type="float">
            <text:p>0.115199</text:p>
          </table:table-cell>
          <table:table-cell table:formula="of:=IF([.B91]=0;0;IF([.B91]=1;1;LN([.B91]/(1-[.B91]))+0.5))" office:value-type="float" office:value="-1.53870169329779" calcext:value-type="float">
            <text:p>-1.53870169329779</text:p>
          </table:table-cell>
          <table:table-cell table:formula="of:=IF([.B91]=0;0;IF([.B91]=1;1;[.C91]+0.00378648272348919 ))" office:value-type="float" office:value="-1.5349152105743" calcext:value-type="float">
            <text:p>-1.5349152105743</text:p>
          </table:table-cell>
          <table:table-cell table:formula="of:=IF([.B91]=0;0;IF([.B91]=1;1;1/(1+EXP(-[.D91]+0.5))))" office:value-type="float" office:value="0.115585512034581" calcext:value-type="float">
            <text:p>0.115585512034581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31874" calcext:value-type="float">
            <text:p>0.00131874</text:p>
          </table:table-cell>
          <table:table-cell table:formula="of:=IF([.B92]=0;0;IF([.B92]=1;1;LN([.B92]/(1-[.B92]))+0.5))" office:value-type="float" office:value="-6.12975893340422" calcext:value-type="float">
            <text:p>-6.12975893340422</text:p>
          </table:table-cell>
          <table:table-cell table:formula="of:=IF([.B92]=0;0;IF([.B92]=1;1;[.C92]+0.00378648272348919 ))" office:value-type="float" office:value="-6.12597245068073" calcext:value-type="float">
            <text:p>-6.12597245068073</text:p>
          </table:table-cell>
          <table:table-cell table:formula="of:=IF([.B92]=0;0;IF([.B92]=1;1;1/(1+EXP(-[.D92]+0.5))))" office:value-type="float" office:value="0.00132373622939924" calcext:value-type="float">
            <text:p>0.00132373622939924</text:p>
          </table:table-cell>
          <table:table-cell table:number-columns-repeated="5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251502" calcext:value-type="float">
            <text:p>0.00251502</text:p>
          </table:table-cell>
          <table:table-cell table:formula="of:=IF([.B93]=0;0;IF([.B93]=1;1;LN([.B93]/(1-[.B93]))+0.5))" office:value-type="float" office:value="-5.48295633520018" calcext:value-type="float">
            <text:p>-5.48295633520018</text:p>
          </table:table-cell>
          <table:table-cell table:formula="of:=IF([.B93]=0;0;IF([.B93]=1;1;[.C93]+0.00378648272348919 ))" office:value-type="float" office:value="-5.47916985247669" calcext:value-type="float">
            <text:p>-5.47916985247669</text:p>
          </table:table-cell>
          <table:table-cell table:formula="of:=IF([.B93]=0;0;IF([.B93]=1;1;1/(1+EXP(-[.D93]+0.5))))" office:value-type="float" office:value="0.00252453704510413" calcext:value-type="float">
            <text:p>0.00252453704510413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233887" calcext:value-type="float">
            <text:p>2.34E-07</text:p>
          </table:table-cell>
          <table:table-cell table:formula="of:=IF([.B94]=0;0;IF([.B94]=1;1;LN([.B94]/(1-[.B94]))+0.5))" office:value-type="float" office:value="-14.7684275103212" calcext:value-type="float">
            <text:p>-14.7684275103212</text:p>
          </table:table-cell>
          <table:table-cell table:formula="of:=IF([.B94]=0;0;IF([.B94]=1;1;[.C94]+0.00378648272348919 ))" office:value-type="float" office:value="-14.7646410275977" calcext:value-type="float">
            <text:p>-14.7646410275977</text:p>
          </table:table-cell>
          <table:table-cell table:formula="of:=IF([.B94]=0;0;IF([.B94]=1;1;1/(1+EXP(-[.D94]+0.5))))" office:value-type="float" office:value="0.00000023477428766642" calcext:value-type="float">
            <text:p>2.3477428766642E-07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473418" calcext:value-type="float">
            <text:p>4.73E-05</text:p>
          </table:table-cell>
          <table:table-cell table:formula="of:=IF([.B95]=0;0;IF([.B95]=1;1;LN([.B95]/(1-[.B95]))+0.5))" office:value-type="float" office:value="-9.45806958886694" calcext:value-type="float">
            <text:p>-9.45806958886694</text:p>
          </table:table-cell>
          <table:table-cell table:formula="of:=IF([.B95]=0;0;IF([.B95]=1;1;[.C95]+0.00378648272348919 ))" office:value-type="float" office:value="-9.45428310614345" calcext:value-type="float">
            <text:p>-9.45428310614345</text:p>
          </table:table-cell>
          <table:table-cell table:formula="of:=IF([.B95]=0;0;IF([.B95]=1;1;1/(1+EXP(-[.D95]+0.5))))" office:value-type="float" office:value="0.0000475213901821553" calcext:value-type="float">
            <text:p>4.75213901821553E-05</text:p>
          </table:table-cell>
          <table:table-cell table:number-columns-repeated="5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650473" calcext:value-type="float">
            <text:p>0.00650473</text:p>
          </table:table-cell>
          <table:table-cell table:formula="of:=IF([.B96]=0;0;IF([.B96]=1;1;LN([.B96]/(1-[.B96]))+0.5))" office:value-type="float" office:value="-4.52869969646478" calcext:value-type="float">
            <text:p>-4.52869969646478</text:p>
          </table:table-cell>
          <table:table-cell table:formula="of:=IF([.B96]=0;0;IF([.B96]=1;1;[.C96]+0.00378648272348919 ))" office:value-type="float" office:value="-4.52491321374129" calcext:value-type="float">
            <text:p>-4.52491321374129</text:p>
          </table:table-cell>
          <table:table-cell table:formula="of:=IF([.B96]=0;0;IF([.B96]=1;1;1/(1+EXP(-[.D96]+0.5))))" office:value-type="float" office:value="0.00652924561682338" calcext:value-type="float">
            <text:p>0.00652924561682338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132754" calcext:value-type="float">
            <text:p>1.33E-05</text:p>
          </table:table-cell>
          <table:table-cell table:formula="of:=IF([.B97]=0;0;IF([.B97]=1;1;LN([.B97]/(1-[.B97]))+0.5))" office:value-type="float" office:value="-10.7295845839754" calcext:value-type="float">
            <text:p>-10.7295845839754</text:p>
          </table:table-cell>
          <table:table-cell table:formula="of:=IF([.B97]=0;0;IF([.B97]=1;1;[.C97]+0.00378648272348919 ))" office:value-type="float" office:value="-10.7257981012519" calcext:value-type="float">
            <text:p>-10.7257981012519</text:p>
          </table:table-cell>
          <table:table-cell table:formula="of:=IF([.B97]=0;0;IF([.B97]=1;1;1/(1+EXP(-[.D97]+0.5))))" office:value-type="float" office:value="0.0000133257616895626" calcext:value-type="float">
            <text:p>1.33257616895626E-05</text:p>
          </table:table-cell>
          <table:table-cell table:number-columns-repeated="5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89008" calcext:value-type="float">
            <text:p>0.00089008</text:p>
          </table:table-cell>
          <table:table-cell table:formula="of:=IF([.B98]=0;0;IF([.B98]=1;1;LN([.B98]/(1-[.B98]))+0.5))" office:value-type="float" office:value="-6.52330873528088" calcext:value-type="float">
            <text:p>-6.52330873528088</text:p>
          </table:table-cell>
          <table:table-cell table:formula="of:=IF([.B98]=0;0;IF([.B98]=1;1;[.C98]+0.00378648272348919 ))" office:value-type="float" office:value="-6.51952225255739" calcext:value-type="float">
            <text:p>-6.51952225255739</text:p>
          </table:table-cell>
          <table:table-cell table:formula="of:=IF([.B98]=0;0;IF([.B98]=1;1;1/(1+EXP(-[.D98]+0.5))))" office:value-type="float" office:value="0.000893453644452667" calcext:value-type="float">
            <text:p>0.000893453644452667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205994" calcext:value-type="float">
            <text:p>0.00205994</text:p>
          </table:table-cell>
          <table:table-cell table:formula="of:=IF([.B99]=0;0;IF([.B99]=1;1;LN([.B99]/(1-[.B99]))+0.5))" office:value-type="float" office:value="-5.68301635822382" calcext:value-type="float">
            <text:p>-5.68301635822382</text:p>
          </table:table-cell>
          <table:table-cell table:formula="of:=IF([.B99]=0;0;IF([.B99]=1;1;[.C99]+0.00378648272348919 ))" office:value-type="float" office:value="-5.67922987550033" calcext:value-type="float">
            <text:p>-5.67922987550033</text:p>
          </table:table-cell>
          <table:table-cell table:formula="of:=IF([.B99]=0;0;IF([.B99]=1;1;1/(1+EXP(-[.D99]+0.5))))" office:value-type="float" office:value="0.00206773855423902" calcext:value-type="float">
            <text:p>0.00206773855423902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125774" calcext:value-type="float">
            <text:p>0.00125774</text:p>
          </table:table-cell>
          <table:table-cell table:formula="of:=IF([.B100]=0;0;IF([.B100]=1;1;LN([.B100]/(1-[.B100]))+0.5))" office:value-type="float" office:value="-6.17718028771129" calcext:value-type="float">
            <text:p>-6.17718028771129</text:p>
          </table:table-cell>
          <table:table-cell table:formula="of:=IF([.B100]=0;0;IF([.B100]=1;1;[.C100]+0.00378648272348919 ))" office:value-type="float" office:value="-6.1733938049878" calcext:value-type="float">
            <text:p>-6.1733938049878</text:p>
          </table:table-cell>
          <table:table-cell table:formula="of:=IF([.B100]=0;0;IF([.B100]=1;1;1/(1+EXP(-[.D100]+0.5))))" office:value-type="float" office:value="0.00126250541459761" calcext:value-type="float">
            <text:p>0.00126250541459761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171902" calcext:value-type="float">
            <text:p>1.72E-05</text:p>
          </table:table-cell>
          <table:table-cell table:formula="of:=IF([.B101]=0;0;IF([.B101]=1;1;LN([.B101]/(1-[.B101]))+0.5))" office:value-type="float" office:value="-10.4711539136181" calcext:value-type="float">
            <text:p>-10.4711539136181</text:p>
          </table:table-cell>
          <table:table-cell table:formula="of:=IF([.B101]=0;0;IF([.B101]=1;1;[.C101]+0.00378648272348919 ))" office:value-type="float" office:value="-10.4673674308946" calcext:value-type="float">
            <text:p>-10.4673674308946</text:p>
          </table:table-cell>
          <table:table-cell table:formula="of:=IF([.B101]=0;0;IF([.B101]=1;1;1/(1+EXP(-[.D101]+0.5))))" office:value-type="float" office:value="0.000017255412657537" calcext:value-type="float">
            <text:p>1.7255412657537E-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448787626985418" calcext:value-type="float">
            <text:p>0.0448787626985418</text:p>
          </table:table-cell>
          <table:table-cell table:style-name="ce3" table:formula="of:=AVERAGE([.C2:.C101])" office:value-type="float" office:value="-6.51778791528401" calcext:value-type="float">
            <text:p>-6.51778791528401</text:p>
          </table:table-cell>
          <table:table-cell table:style-name="ce3" table:formula="of:=AVERAGE([.D2:.D101])" office:value-type="float" office:value="-6.51438008083287" calcext:value-type="float">
            <text:p>-6.51438008083287</text:p>
          </table:table-cell>
          <table:table-cell table:style-name="ce3" table:formula="of:=AVERAGE([.E2:.E101])" office:value-type="float" office:value="0.0449556873802458" calcext:value-type="float">
            <text:p>0.0449556873802458</text:p>
          </table:table-cell>
          <table:table-cell table:number-columns-repeated="5"/>
        </table:table-row>
        <table:table-row table:style-name="ro1" table:number-rows-repeated="104847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50:39.772621609</meta:creation-date>
    <dc:date>2023-04-01T09:09:12.868155676</dc:date>
    <meta:editing-duration>PT1H37M57S</meta:editing-duration>
    <meta:editing-cycles>25</meta:editing-cycles>
    <meta:generator>LibreOffice/7.3.7.2$Linux_X86_64 LibreOffice_project/30$Build-2</meta:generator>
    <meta:document-statistic meta:table-count="1" meta:cell-count="510" meta:object-count="0"/>
  </office:meta>
</office:document-meta>
</file>